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90b5"/>
    </style:style>
    <style:style style:name="P2" style:family="paragraph" style:parent-style-name="Standard">
      <style:text-properties fo:font-size="14pt" officeooo:rsid="00100aa6" officeooo:paragraph-rsid="00100aa6" style:font-size-asian="12.25pt" style:font-size-complex="14pt"/>
    </style:style>
    <style:style style:name="P3" style:family="paragraph" style:parent-style-name="Standard">
      <style:text-properties fo:font-size="14pt" officeooo:rsid="0016562b" officeooo:paragraph-rsid="0016562b" style:font-size-asian="12.25pt" style:font-size-complex="14pt"/>
    </style:style>
    <style:style style:name="P4" style:family="paragraph" style:parent-style-name="Standard">
      <style:text-properties fo:font-size="12pt" officeooo:rsid="001014ea" officeooo:paragraph-rsid="00100aa6" style:font-size-asian="10.5pt" style:font-size-complex="12pt"/>
    </style:style>
    <style:style style:name="P5" style:family="paragraph" style:parent-style-name="Standard">
      <style:text-properties fo:font-size="12pt" officeooo:rsid="001288a6" officeooo:paragraph-rsid="001288a6" style:font-size-asian="10.5pt" style:font-size-complex="12pt"/>
    </style:style>
    <style:style style:name="P6" style:family="paragraph" style:parent-style-name="Standard">
      <style:text-properties fo:font-size="12pt" officeooo:rsid="00142222" officeooo:paragraph-rsid="0015c1ac" style:font-size-asian="10.5pt" style:font-size-complex="12pt"/>
    </style:style>
    <style:style style:name="P7" style:family="paragraph" style:parent-style-name="Standard">
      <style:text-properties fo:font-size="12pt" officeooo:rsid="00142222" officeooo:paragraph-rsid="001753c4" style:font-size-asian="10.5pt" style:font-size-complex="12pt"/>
    </style:style>
    <style:style style:name="P8" style:family="paragraph" style:parent-style-name="Standard">
      <style:text-properties fo:font-size="12pt" officeooo:rsid="0015c1ac" officeooo:paragraph-rsid="0015c1ac" style:font-size-asian="10.5pt" style:font-size-complex="12pt"/>
    </style:style>
    <style:style style:name="P9" style:family="paragraph" style:parent-style-name="Standard">
      <style:text-properties fo:font-size="12pt" officeooo:rsid="0016562b" officeooo:paragraph-rsid="001753c4" style:font-size-asian="10.5pt" style:font-size-complex="12pt"/>
    </style:style>
    <style:style style:name="P10" style:family="paragraph" style:parent-style-name="Standard">
      <style:text-properties fo:font-size="12pt" officeooo:rsid="001753c4" officeooo:paragraph-rsid="001753c4" style:font-size-asian="10.5pt" style:font-size-complex="12pt"/>
    </style:style>
    <style:style style:name="P11" style:family="paragraph" style:parent-style-name="Standard">
      <style:text-properties fo:font-size="12pt" officeooo:rsid="0017ba16" officeooo:paragraph-rsid="0018df46" style:font-size-asian="10.5pt" style:font-size-complex="12pt"/>
    </style:style>
    <style:style style:name="P12" style:family="paragraph" style:parent-style-name="Standard">
      <style:text-properties officeooo:rsid="0015e46e" officeooo:paragraph-rsid="0015e46e"/>
    </style:style>
    <style:style style:name="T1" style:family="text">
      <style:text-properties officeooo:rsid="00142222"/>
    </style:style>
    <style:style style:name="T2" style:family="text">
      <style:text-properties officeooo:rsid="0015c1ac"/>
    </style:style>
    <style:style style:name="T3" style:family="text">
      <style:text-properties officeooo:rsid="001753c4"/>
    </style:style>
    <style:style style:name="T4" style:family="text">
      <style:text-properties officeooo:rsid="0018df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 load compiler/intel/18.0</text:p>
      <text:p text:style-name="Standard">module load devel/advisor/2017</text:p>
      <text:p text:style-name="P1">module load devel/inspector/2017</text:p>
      <text:p text:style-name="P1">module load devel/vtune-ampl/2017.3</text:p>
      <text:p text:style-name="P1">module load devel/ddt/18.0</text:p>
      <text:p text:style-name="P1"/>
      <text:p text:style-name="P12">Testparam:</text:p>
      <text:p text:style-name="P1">5000000000000000000 40000000 4 <text:span text:style-name="T4">0</text:span></text:p>
      <text:p text:style-name="P1"/>
      <text:p text:style-name="P2">Analysis: <text:span text:style-name="T1">Werte immer 1c/2/4c</text:span></text:p>
      <text:p text:style-name="P2"/>
      <text:p text:style-name="P3">Versionen/Eigenschaten:</text:p>
      <text:p text:style-name="P3">1<text:tab/>Original</text:p>
      <text:p text:style-name="P3">2<text:tab/>IndependentLoop</text:p>
      <text:p text:style-name="P3">3<text:tab/>Basic OpenMP</text:p>
      <text:p text:style-name="P3">4<text:tab/>OpenMP+NoWait</text:p>
      <text:p text:style-name="P3">5<text:tab/>?</text:p>
      <text:p text:style-name="P4"/>
      <text:p text:style-name="P5">4 Messungen: (no)Wait und orig/MT(4C) Version</text:p>
      <text:p text:style-name="P5"/>
      <text:p text:style-name="P7">HeimPC: </text:p>
      <text:p text:style-name="P9"><text:span text:style-name="T3">1</text:span>: <text:tab/>5.6</text:p>
      <text:p text:style-name="P10">2:<text:tab/>9,3</text:p>
      <text:p text:style-name="P8"><text:span text:style-name="T3">3</text:span>: <text:tab/>10,5/8,3/7,1</text:p>
      <text:p text:style-name="P6"><text:span text:style-name="T3">4</text:span>: <text:tab/><text:span text:style-name="T2">10</text:span>,4/7,5/<text:span text:style-name="T2">6</text:span>,4</text:p>
      <text:p text:style-name="P6"/>
      <text:p text:style-name="P11">TODO: <text:span text:style-name="T4">moab file fertig</text:span></text:p>
      <text:p text:style-name="P11"/>
      <text:p text:style-name="P11">map sievesimp &am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1:13:33.500128196</meta:creation-date>
    <dc:date>2018-05-17T17:28:33.951359350</dc:date>
    <meta:editing-duration>PT4H44M12S</meta:editing-duration>
    <meta:editing-cycles>8</meta:editing-cycles>
    <meta:generator>LibreOffice/5.4.6.2$Linux_X86_64 LibreOffice_project/40m0$Build-2</meta:generator>
    <meta:document-statistic meta:table-count="0" meta:image-count="0" meta:object-count="0" meta:page-count="1" meta:paragraph-count="22" meta:word-count="58" meta:character-count="442" meta:non-whitespace-character-count="402"/>
  </office:meta>
</office:document-meta>
</file>